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LMMonoCaps10" svg:font-family="LMMonoCaps10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00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italic" fo:font-weight="bold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5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style:font-name="LMMonoCaps1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 style:font-weight-complex="bold"/>
    </style:style>
    <style:style style:name="T7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8" style:family="text">
      <style:text-properties style:font-name="Times New Roman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760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xercise <text:span text:style-name="T10">9</text:span>. Answer Sheet </text:p>
      <text:p text:style-name="P2"/>
      <text:p text:style-name="P2"/>
      <text:p text:style-name="P1">Student's Name: _______________________<text:tab/><text:tab/>Student's ID: _____________________</text:p>
      <text:p text:style-name="P1"/>
      <text:p text:style-name="P7"/>
      <text:p text:style-name="P3"/>
      <text:p text:style-name="P12"><text:span text:style-name="T3">Problem 1.</text:span><text:span text:style-name="T7"> </text:span><text:s/>(40 points) Find an optimal parenthesization of a matrix-chain product whose sequence of dimensions is &lt;5, 10, <text:s/>3, 12, 5, 50, 6&gt;. Show your work (costs matrix <text:span text:style-name="T9">m, </text:span>number of multiplications).</text:p>
      <text:p text:style-name="P12"/>
      <text:p text:style-name="P12"/>
      <text:p text:style-name="P13">Put your answer here.</text:p>
      <text:p text:style-name="P13"/>
      <text:p text:style-name="P13"/>
      <text:p text:style-name="P13"/>
      <text:p text:style-name="P13"><text:span text:style-name="T2">Problem 2. </text:span><text:span text:style-name="T1">(60 points)</text:span><text:span text:style-name="T2"> </text:span><text:span text:style-name="T1">Write a program implementing the algorithms </text:span><text:span text:style-name="T4">Matrix-Chain-Order </text:span><text:span text:style-name="T5">and </text:span><text:span text:style-name="T4">Print-Optimal-Parens </text:span><text:span text:style-name="T5">given in the lecture. Upload your code. Using your program, find the optimal parenthesization for the following matrix-chain products and show your </text:span><text:span text:style-name="T6">m </text:span><text:span text:style-name="T5">and </text:span><text:span text:style-name="T6">s </text:span><text:span text:style-name="T5">matrices.</text:span></text:p>
      <text:p text:style-name="P10"/>
      <text:p text:style-name="P10"/>
      <text:p text:style-name="P10"><text:tab/>a) (20 points) p = [30,35,15,5,10,20,25]</text:p>
      <text:p text:style-name="P10"/>
      <text:p text:style-name="P10"/>
      <text:p text:style-name="P14">Put your answer here.</text:p>
      <text:p text:style-name="P4"/>
      <text:p text:style-name="P4"/>
      <text:p text:style-name="P4"/>
      <text:p text:style-name="P3"><text:span text:style-name="T8"><text:tab/></text:span><text:span text:style-name="T5">b) (20 points) p = [10,20,10,15,20,10]</text:span></text:p>
      <text:p text:style-name="P6"/>
      <text:p text:style-name="P8"/>
      <text:p text:style-name="P14">Put your answer here.</text:p>
      <text:p text:style-name="P8"/>
      <text:p text:style-name="P8"/>
      <text:p text:style-name="P8"><text:tab/>c) (20 points) p = [100,10,100,1,1000,100]</text:p>
      <text:p text:style-name="P8"/>
      <text:p text:style-name="P8"/>
      <text:p text:style-name="P5"/>
      <text:p text:style-name="P14">Put your answer here.</text:p>
      <text:p text:style-name="P8"/>
      <text:p text:style-name="P8"/>
      <text:p text:style-name="P11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LMMonoCaps10" svg:font-family="LMMonoCaps10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7-09T18:59:42.801517053</dc:date>
    <meta:editing-cycles>46</meta:editing-cycles>
    <meta:editing-duration>P1DT9H36M23S</meta:editing-duration>
    <meta:generator>LibreOffice/6.2.5.2$Linux_X86_64 LibreOffice_project/1ec314fa52f458adc18c4f025c545a4e8b22c159</meta:generator>
    <meta:document-statistic meta:table-count="0" meta:image-count="0" meta:object-count="0" meta:page-count="1" meta:paragraph-count="11" meta:word-count="116" meta:character-count="785" meta:non-whitespace-character-count="673"/>
  </office:meta>
</office:document-meta>
</file>